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o"/>Resumo<text:bookmark-end text:name="resumo"/></text:h>
      <text:p text:style-name="Horizontal_20_Line"/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p text:style-name="Horizontal_20_Line"/>
      <text:h text:style-name="Heading_20_3" text:outline-level="3"><text:bookmark-start text:name="tecnologias-preferidas"/>Tecnologias preferidas<text:bookmark-end text:name="tecnologias-preferida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p text:style-name="Horizontal_20_Line"/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Nesse time, nossos principais objetivos eram aumentar o desempenho e a resiliência enquanto diminuíamos o custo de infraestrutura. O apdex inicial foi de 0,79 e após 6 meses de evoluções técnicas atingiu 0,96. Essa conquista não demandou nenhum incremento no custo de infraestrutura, melhor ainda, conseguimos reduzir o custo em cerca de 5%.</text:p>
      <text:list text:style-name="L1">
        <text:list-item>
          <text:p text:style-name="P1"><text:span text:style-name="T1">Principais tecnologias:</text:span> NodeJS, ReactJS, GraphQL, Postgre, Scylla, Docker, AWS, Jest, Jenkins, Dynatrace, JMeter, NPM Registry.</text:p>
        </text:list-item>
        <text:list-item>
          <text:p text:style-name="P1"><text:span text:style-name="T1">Principais metodologia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consultor-associado"/><text:span text:style-name="T1">Amodev</text:span> - Consultor Associado<text:bookmark-end text:name="amodev---consultor-associado"/></text:h>
      <text:h text:style-name="Heading_20_4" text:outline-level="4"><text:bookmark-start text:name="budbuds.us---ferramenta-de-avaliação-e-controle-de-safra"/>Budbuds.us - Ferramenta de avaliação e controle de safra<text:bookmark-end text:name="budbuds.us---ferramenta-de-avaliação-e-controle-de-safra"/></text:h>
      <text:p text:style-name="First_20_paragraph"><text:span text:style-name="T1">Fullstack Engineer</text:span> - <text:span text:style-name="Source_Text">01/11/2017 – Atual</text:span></text:p>
      <text:p text:style-name="Text_20_body">Aplicativo de plataforma cruzada de avaliação e controle de safra desenvolvido em React Native</text:p>
      <text:list text:style-name="L2">
        <text:list-item>
          <text:p text:style-name="P2"><text:span text:style-name="T1">Principais tecnologias:</text:span> React Native, Graphql, NodeJs, Docker, Hapi, Postgre, Redux, Redux-Saga, Detox, Jest, Enzyme</text:p>
        </text:list-item>
        <text:list-item>
          <text:p text:style-name="P2"><text:span text:style-name="T1">Principais metodologia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Aplicativo de trade marketing com GPS geolocalizado, backoffice de coleta de dados dinâmica controlada, histórico de visitas, etc.</text:p>
      <text:list text:style-name="L3">
        <text:list-item>
          <text:p text:style-name="P3"><text:span text:style-name="T1">Principais tecnologias:</text:span> React Native, GraphQL, NodeJs, Hapi, SQL Server, Redux</text:p>
        </text:list-item>
        <text:list-item>
          <text:p text:style-name="P3"><text:span text:style-name="T1">Principais metodologia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cialmente, um projeto de troca de moedas criptográficas que acabou se transformando em um mercado de moedas criptográficas. Conta ainda com o Simulador Club Bitcoin, um simulador para o mercado de criptomoedas.</text:p>
      <text:list text:style-name="L4">
        <text:list-item>
          <text:p text:style-name="P4"><text:span text:style-name="T1">Principais tecnologias:</text:span> ReactJS, RestAPI, Redux, Redux-Saga, Material-UI, Cypress, Jest, Enzyme, StoryBook</text:p>
        </text:list-item>
        <text:list-item>
          <text:p text:style-name="P4"><text:span text:style-name="T1">Principais metodologia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Portal web para adesão ao plano de saúde</text:p>
      <text:list text:style-name="L5">
        <text:list-item>
          <text:p text:style-name="P5"><text:span text:style-name="T1">Principais tecnologias:</text:span> ReactJS, GraphQL, NodeJS, SQL Server, Typescript, Docker, Azure, Jest, Cypress</text:p>
        </text:list-item>
        <text:list-item>
          <text:p text:style-name="P5"><text:span text:style-name="T1">Principais metodologia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licativo para plano de saúde com funcionalidades como telemedicina, agendamento de consultas, mapa de hospitais, consultórios e laboratórios, questionário pessoal de saúde entre outros recursos.</text:p>
      <text:list text:style-name="L6">
        <text:list-item>
          <text:p text:style-name="P6"><text:span text:style-name="T1">Principais tecnologias:</text:span> React Native, GraphQL, NodeJS, Typescript, Azure, Jest, Detox</text:p>
        </text:list-item>
        <text:list-item>
          <text:p text:style-name="P6"><text:span text:style-name="T1">Principais metodologias:</text:span> Agile, Scrum, Functional Programming</text:p>
        </text:list-item>
      </text:list>
      <text:p text:style-name="First_20_paragraph"><text:a xlink:type="simple" xlink:href="https://apps.apple.com/br/app/qsa%C3%BAde/id1449620787" office:name=""><text:span text:style-name="Definition"><draw:frame draw:name="img4" svg:width="97.07865168539325pt" svg:height="32.359550561797754pt"><draw:image xlink:href="Pictures/3.png" xlink:type="simple" xlink:show="embed" xlink:actuate="onLoad"/></draw:frame></text:span></text:a></text:p>
      <text:p text:style-name="Text_20_body"><text:a xlink:type="simple" xlink:href="https://play.google.com/store/apps/details?id=br.com.qsaude&amp;hl=es_BO" office:name=""><text:span text:style-name="Definition"><draw:frame draw:name="img5" svg:width="28.896321070234112pt" svg:height="9.632107023411372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Analista de Integração de Negócios Digitais</text:span> - <text:span text:style-name="Source_Text">01/08/2017 – 01/11/2017</text:span></text:p>
      <text:h text:style-name="Heading_20_4" text:outline-level="4"><text:bookmark-start text:name="vai-de-visa---aplicativo-da-web-campanha-da-visa"/>Vai de Visa - Aplicativo da web campanha da Visa<text:bookmark-end text:name="vai-de-visa---aplicativo-da-web-campanha-da-visa"/></text:h>
      <text:list text:style-name="L7">
        <text:list-item>
          <text:p text:style-name="P7"><text:span text:style-name="T1">Principal tecnologia:</text:span> Angular 4</text:p>
        </text:list-item>
      </text:list>
      <text:p text:style-name="Horizontal_20_Line"/>
      <text:h text:style-name="Heading_20_3" text:outline-level="3"><text:bookmark-start text:name="fcamara-treinamento-e-consultoria"/><text:span text:style-name="T1">FCamara Treinamento e Consultoria</text:span><text:bookmark-end text:name="fcamara-treinamento-e-consultoria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Plataforma de Integração</text:p>
      <text:list text:style-name="L8">
        <text:list-item>
          <text:p text:style-name="P8"><text:span text:style-name="T1">Principais tecnologias:</text:span> NodeJS, MongoDB, Docker, RabbitMQ, Pm2, Mocha, ES6, AngularJs</text:p>
        </text:list-item>
        <text:list-item>
          <text:p text:style-name="P8"><text:span text:style-name="T1">Principais metodologias:</text:span> Clean Code, TDD, MVP Canvas</text:p>
        </text:list-item>
      </text:list>
      <text:p text:style-name="First_20_paragraph"><text:span text:style-name="T1">Estagiário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Principais tecnologia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</text:p>
      <text:p text:style-name="Text_20_body">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Principais tecnologia:</text:span> Visual Studio Web Test, New Relic, Dynatrace, Fiddler</text:p>
        </text:list-item>
      </text:list>
      <text:h text:style-name="Heading_20_5" text:outline-level="5"><text:bookmark-start text:name="vencedor-do-big-hackaton-onu-na-campus-party-10---projeto-health-keeper"/>Vencedor do Big Hackaton-ONU na Campus Party 10 - Projeto Health Keeper<text:bookmark-end text:name="vencedor-do-big-hackaton-onu-na-campus-party-10---projeto-health-keeper"/></text:h>
      <text:list text:style-name="L11">
        <text:list-item>
          <text:p text:style-name="P11"><text:span text:style-name="T1">Principais tecnologia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oria-e-treinamento"/><text:span text:style-name="T1">Ângelo Ocanã Consultoria e Treinamento</text:span><text:bookmark-end text:name="ângelo-ocanã-consultoria-e-treinamento"/></text:h>
      <text:p text:style-name="First_20_paragraph"><text:span text:style-name="T1">Estagiário</text:span> - <text:span text:style-name="Source_Text">13/04/2016 – 13/10/2016</text:span></text:p>
      <text:h text:style-name="Heading_20_4" text:outline-level="4"><text:bookmark-start text:name="section"/><text:bookmark-end text:name="section"/></text:h>
      <text:p text:style-name="First_20_paragraph">Staffgeist - Web App para Avaliação do Local de Trabalho</text:p>
      <text:list text:style-name="L12">
        <text:list-item>
          <text:p text:style-name="P12"><text:span text:style-name="T1">Principais tecnologias:</text:span> MVC, API, Angular JS, .NET 4.5 using C# language</text:p>
        </text:list-item>
        <text:list-item>
          <text:p text:style-name="P12"><text:span text:style-name="T1">Principais metodologia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Analista de suporte</text:span> - <text:span text:style-name="Source_Text">19/08/2016 – 13/06/2016</text:span></text:p>
      <text:p text:style-name="Text_20_body">Suporte de Data Center Tier III: T-Systems: Gerenciamento de fitas de backup, servidor físico e monitoramento de infraestrutura, validação de incidentes e alterações, acompanhamento técnico, instalação e desinstalação de equipamentos, recebimento e envio de equipamentos, entre outras atribuiçõ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Analista de suporte</text:span> - <text:span text:style-name="Source_Text">02/2013 - 06/2013</text:span></text:p>
      <text:p text:style-name="Text_20_body">Suporte aos sistemas desenvolvidos na empresa, como controle de acesso, sistemas de caixa, tecnologia RFID, etc. Manutenção e montagem de equipamentos para clientes e demonstrações comerciais, incluindo equipamentos RFID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Analista de Suporte</text:span> - <text:span text:style-name="Source_Text">12/2012 - 02/2013</text:span></text:p>
      <text:p text:style-name="Text_20_body">Serviço e suporte para garantia de equipamentos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p text:style-name="Horizontal_20_Line"/>
      <text:h text:style-name="Heading_20_4" text:outline-level="4"><text:bookmark-start text:name="análise-e-desenvolvimento-de-sistemas"/><text:span text:style-name="T1">Análise e Desenvolvimento de Sistemas</text:span><text:bookmark-end text:name="análise-e-desenvolvimento-de-sistemas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ursos"/>Cursos<text:bookmark-end text:name="curso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p text:style-name="Horizontal_20_Line"/>
      <text:h text:style-name="Heading_20_3" text:outline-level="3"><text:bookmark-start text:name="idiomas"/>Idiomas<text:bookmark-end text:name="idiomas"/></text:h>
      <text:list text:style-name="L14">
        <text:list-item>
          <text:p text:style-name="P14"><text:span text:style-name="T1">Inglês:</text:span> Avançado</text:p>
        </text:list-item>
        <text:list-item>
          <text:p text:style-name="P14"><text:span text:style-name="T1">Espanhol:</text:span> Proficiente</text:p>
        </text:list-item>
        <text:list-item>
          <text:p text:style-name="P14"><text:span text:style-name="T1">Francês:</text:span> Iniciante# Alan Marcell de Oliveira</text:p>
        </text:list-item>
      </text:list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54:45Z</meta:creation-date>
    <dc:date>2020-10-27T14:54:45Z</dc:date>
  </office:meta>
</office:document-meta>
</file>